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B400000205D499960FE61797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82cm" fo:min-width="2.8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497cm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2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3.302cm" svg:height="2.032cm" svg:x="5.842cm" svg:y="1.524cm">
          <text:p text:style-name="P1">Mixer1</text:p>
          <text:p text:style-name="P1">RFFC5072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02cm" svg:height="2.032cm" svg:x="11.176cm" svg:y="1.524cm">
          <text:p text:style-name="P1">Mixer2</text:p>
          <text:p text:style-name="P1">RFFC507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144cm" svg:y1="2.54cm" svg:x2="11.176cm" svg:y2="2.54cm" draw:start-shape="id1" draw:start-glue-point="1" draw:end-shape="id2" draw:end-glue-point="3" svg:d="M9144 2540h2032" svg:viewBox="0 0 2033 1">
          <text:p/>
        </draw:connector>
        <draw:custom-shape draw:style-name="gr3" draw:text-style-name="P1" xml:id="id3" draw:id="id3" draw:layer="layout" svg:width="2.997cm" svg:height="2.032cm" svg:x="16.307cm" svg:y="1.524cm">
          <text:p text:style-name="P1">18.75MHz</text:p>
          <text:p text:style-name="P1">Bandpas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4.478cm" svg:y1="2.54cm" svg:x2="16.307cm" svg:y2="2.54cm" draw:start-shape="id2" draw:start-glue-point="1" draw:end-shape="id3" svg:d="M14478 2540h1829" svg:viewBox="0 0 1830 1">
          <text:p/>
        </draw:connector>
        <draw:custom-shape draw:style-name="gr3" draw:text-style-name="P1" xml:id="id4" draw:id="id4" draw:layer="layout" svg:width="2.997cm" svg:height="2.032cm" svg:x="20.879cm" svg:y="1.524cm">
          <text:p text:style-name="P1">ADC</text:p>
          <text:p text:style-name="P1">LT2247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304cm" svg:y1="2.54cm" svg:x2="20.879cm" svg:y2="2.54cm" draw:start-shape="id3" draw:start-glue-point="1" draw:end-shape="id4" draw:end-glue-point="3" svg:d="M19304 2540h1575" svg:viewBox="0 0 1576 1">
          <text:p/>
        </draw:connector>
        <draw:custom-shape draw:style-name="gr3" draw:text-style-name="P1" xml:id="id5" draw:id="id5" draw:layer="layout" svg:width="2.997cm" svg:height="2.032cm" svg:x="24.689cm" svg:y="1.524cm">
          <text:p text:style-name="P1">FFT</text:p>
          <text:p text:style-name="P1">STM32F7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3.876cm" svg:y1="2.54cm" svg:x2="24.689cm" svg:y2="2.54cm" draw:start-shape="id4" draw:start-glue-point="1" draw:end-shape="id5" draw:end-glue-point="3" svg:d="M23876 2540h813" svg:viewBox="0 0 814 1">
          <text:p/>
        </draw:connector>
        <draw:custom-shape draw:style-name="gr4" draw:text-style-name="P1" xml:id="id6" draw:id="id6" draw:layer="layout" svg:width="3.302cm" svg:height="3.81cm" svg:x="0.508cm" svg:y="3.81cm">
          <text:p text:style-name="P1">SignalGen</text:p>
          <text:p text:style-name="P1">DG1022Z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159cm" svg:y1="3.81cm" svg:x2="5.842cm" svg:y2="2.54cm" draw:start-shape="id6" draw:start-glue-point="0" draw:end-shape="id1" svg:d="M2159 3810v-1270h3683" svg:viewBox="0 0 3684 1271">
          <text:p/>
        </draw:connector>
        <draw:connector draw:style-name="gr2" draw:text-style-name="P2" draw:layer="layout" svg:x1="3.81cm" svg:y1="5.715cm" svg:x2="7.493cm" svg:y2="3.556cm" draw:start-shape="id6" draw:start-glue-point="1" draw:end-shape="id1" draw:end-glue-point="2" svg:d="M3810 5715h3683v-2159" svg:viewBox="0 0 3684 2160">
          <text:p/>
        </draw:connector>
        <draw:connector draw:style-name="gr2" draw:text-style-name="P2" draw:layer="layout" svg:x1="3.81cm" svg:y1="5.715cm" svg:x2="12.827cm" svg:y2="3.556cm" draw:start-shape="id6" draw:start-glue-point="1" draw:end-shape="id2" draw:end-glue-point="2" svg:d="M3810 5715h9017v-2159" svg:viewBox="0 0 9018 2160">
          <text:p/>
        </draw:connector>
        <draw:connector draw:style-name="gr2" draw:text-style-name="P2" draw:layer="layout" svg:x1="3.81cm" svg:y1="5.715cm" svg:x2="22.377cm" svg:y2="3.556cm" draw:start-shape="id6" draw:start-glue-point="1" draw:end-shape="id4" draw:end-glue-point="2" svg:d="M3810 5715h18567v-2159" svg:viewBox="0 0 18568 2160">
          <text:p/>
        </draw:connector>
        <draw:frame draw:style-name="gr5" draw:text-style-name="P3" draw:layer="layout" svg:width="5.334cm" svg:height="0.962cm" svg:x="4.318cm" svg:y="5.715cm">
          <draw:text-box>
            <text:p>25MHz Referenz</text:p>
          </draw:text-box>
        </draw:frame>
        <draw:frame draw:style-name="gr6" draw:text-style-name="P3" draw:layer="layout" svg:width="4.572cm" svg:height="1.524cm" svg:x="1.016cm" svg:y="1.778cm">
          <draw:text-box>
            <text:p>25MHz 0dbm</text:p>
          </draw:text-box>
        </draw:frame>
        <draw:frame draw:style-name="gr7" draw:text-style-name="P3" draw:layer="layout" svg:width="6.096cm" svg:height="1.27cm" svg:x="7.62cm" svg:y="0cm">
          <draw:text-box>
            <text:p>150MHz to 2.5GHz</text:p>
          </draw:text-box>
        </draw:frame>
        <draw:frame draw:style-name="gr8" draw:text-style-name="P1" draw:layer="layout" svg:width="16.28cm" svg:height="12.162cm" svg:x="11.43cm" svg:y="8.636cm">
          <draw:image xlink:href="Pictures/10000000000002B400000205D499960FE617971E.png" xlink:type="simple" xlink:show="embed" xlink:actuate="onLoad">
            <text:p/>
          </draw:image>
        </draw:frame>
        <draw:line draw:style-name="gr2" draw:text-style-name="P2" draw:layer="layout" svg:x1="9.906cm" svg:y1="0.762cm" svg:x2="10.16cm" svg:y2="2.286cm">
          <text:p/>
        </draw:line>
        <draw:frame draw:style-name="gr9" draw:text-style-name="P3" draw:layer="layout" svg:width="3.556cm" svg:height="0.962cm" svg:x="14.224cm" svg:y="0.054cm">
          <draw:text-box>
            <text:p>18.75MHz</text:p>
          </draw:text-box>
        </draw:frame>
        <draw:line draw:style-name="gr2" draw:text-style-name="P2" draw:layer="layout" svg:x1="15.748cm" svg:y1="1.016cm" svg:x2="15.24cm" svg:y2="2.286cm">
          <text:p/>
        </draw:line>
        <draw:frame draw:style-name="gr9" draw:text-style-name="P3" draw:layer="layout" svg:width="14.478cm" svg:height="0.962cm" svg:x="14.224cm" svg:y="7.674cm">
          <draw:text-box>
            <text:p>ADC Signal vs. IF Frequenz: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20:28:44.868409474</meta:creation-date>
    <dc:date>2019-04-12T20:43:04.700206660</dc:date>
    <meta:editing-duration>PT14M20S</meta:editing-duration>
    <meta:editing-cycles>2</meta:editing-cycles>
    <meta:generator>LibreOffice/5.1.6.2$Linux_X86_64 LibreOffice_project/10m0$Build-2</meta:generator>
    <meta:document-statistic meta:object-count="45"/>
  </office:meta>
</office:document-meta>
</file>